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Ain’t there nothin’<text:s/>growing in it yet?</text:p>
      <text:p text:style-name="Normal"><text:span text:style-name="T2">Vidéo sonore, 2’40’’, 201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50%" fo:text-indent="0.5909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Thibault</meta:initial-creator>
    <dc:creator>Marianne Thibault</dc:creator>
    <meta:creation-date>2018-02-24T14:00:00Z</meta:creation-date>
    <dc:date>2018-02-24T14:01:00Z</dc:date>
    <meta:template xlink:href="Normal" xlink:type="simple"/>
    <meta:editing-cycles>1</meta:editing-cycles>
    <meta:editing-duration>PT60S</meta:editing-duration>
    <meta:document-statistic meta:page-count="1" meta:paragraph-count="1" meta:word-count="10" meta:character-count="66" meta:row-count="1" meta:non-whitespace-character-count="57"/>
  </office:meta>
</office:document-meta>
</file>